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, Helvetica, sans-serif"/>
    <style:font-face style:name="Arial Unicode MS1" svg:font-family="'Arial Unicode M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ext">
      <style:text-properties fo:font-variant="normal" fo:text-transform="none" fo:color="#123654" style:font-name="Times New Roman" fo:font-size="12pt" fo:letter-spacing="normal" fo:font-style="normal" fo:font-weight="normal" style:font-size-asian="12pt" style:font-size-complex="12pt"/>
    </style:style>
    <style:style style:name="T2" style:family="text">
      <style:text-properties style:font-name="Times New Roman" fo:font-size="12pt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<text:span text:style-name="T2">My data came in four parts, containing patient information from the </text:span><text:span text:style-name="T1">Hungarian Institute of Cardiology, two university hospitals in Switzerland, a V.A. Medical center in Long Beach, and <text:s/>the Cleveland Clinic. <text:s/>I started my data wrangling by loading the four datasets into python and combining them into one dataframe. <text:s/></text:span></text:p>
      <text:p text:style-name="Standard"><text:span text:style-name="T1"/></text:p>
      <text:p text:style-name="Standard"><text:span text:style-name="T1"><text:tab/>Many patients within the datasets had incomplete information, with a “?” used as a placeholder to indicate unknown measurements. <text:s/>I changed those to a NaN, along with any zeroes in columns where a zero was meaningless. <text:s/>I also changed the column that indicates the presence of heart disease in four categories (labeled as 0 for no heart disease, and 1, 2, 3, or 4 for different types of heart disease) into a simpler 0 or 1 for heart disease absent or present.</text:span></text:p>
      <text:p text:style-name="Standard"><text:span text:style-name="T1"/></text:p>
      <text:p text:style-name="Standard"><text:span text:style-name="T1"><text:tab/>Four of the columns contained categorical data, such as the chest pain type column. <text:s/>This column used integer labels (1=typical angina, 2 = atypical angina, 3 = non anginal pain, 4 = asymptomatic), but the data itself is not ordinal. <text:s/>The distance from 1 to 4 is not greater than the distance from 3 to 4. <text:s/>I broke each of those columns up into multiple columns that gave a 0 or 1 value for each label in the original column so any calculations done on that information would weight each classification equally.</text:span></text:p>
      <text:p text:style-name="Standard"><text:span text:style-name="T1"/></text:p>
      <text:p text:style-name="Standard"><text:span text:style-name="T1"><text:tab/>Finally, I filled in the NaNs in the table with KNN imputation. <text:s/>This takes rows in my data that have missing values, then fills in the holes using averages from the 7 most similar rows <text:s/>that have a value for the missing column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, Helvetica, sans-serif"/>
    <style:font-face style:name="Arial Unicode MS1" svg:font-family="'Arial Unicode M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 Unicode M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 Unicode M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 Unicode M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Brian Bell</meta:initial-creator>
    <meta:creation-date>2017-06-27T09:56:17.76</meta:creation-date>
    <meta:document-statistic meta:table-count="0" meta:image-count="0" meta:object-count="0" meta:page-count="1" meta:paragraph-count="4" meta:word-count="266" meta:character-count="1521"/>
    <dc:date>2017-06-27T11:05:12.48</dc:date>
    <dc:creator>Brian Bell</dc:creator>
    <meta:editing-duration>PT5M44S</meta:editing-duration>
    <meta:editing-cycles>1</meta:editing-cycles>
    <meta:generator>OpenOffice/4.1.3$Win32 OpenOffice.org_project/413m1$Build-9783</meta:generator>
  </office:meta>
</office:document-meta>
</file>